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75cm" fo:min-width="5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64cm"/>
    </style:style>
    <style:style style:name="gr6" style:family="graphic" style:parent-style-name="standard">
      <style:graphic-properties draw:stroke="none" draw:fill="none" draw:opacity="100%" draw:textarea-horizontal-align="justify" draw:textarea-vertical-align="middle" draw:auto-grow-height="false" fo:min-height="1.95cm" fo:min-width="12.9cm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5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cm" svg:y1="5cm" svg:x2="4.4cm" svg:y2="5cm">
          <text:p/>
        </draw:line>
        <draw:frame draw:style-name="gr2" draw:text-style-name="P2" draw:layer="layout" svg:width="0.781cm" svg:height="0.747cm" svg:x="3.2cm" svg:y="4.1cm">
          <draw:text-box>
            <text:p><text:span text:style-name="T1">v</text:span></text:p>
          </draw:text-box>
        </draw:frame>
        <draw:custom-shape draw:style-name="gr3" draw:text-style-name="P4" xml:id="id1" draw:id="id1" draw:layer="layout" svg:width="2cm" svg:height="1cm" svg:x="4.4cm" svg:y="4.5cm">
          <text:p text:style-name="P3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4cm" svg:y1="5cm" svg:x2="8cm" svg:y2="5cm" draw:start-shape="id1" draw:start-glue-point="1" draw:end-shape="id2" draw:end-glue-point="3" svg:d="M6400 5000h1600" svg:viewBox="0 0 1601 1">
          <text:p/>
        </draw:connector>
        <draw:custom-shape draw:style-name="gr4" draw:text-style-name="P4" xml:id="id2" draw:id="id2" draw:layer="layout" svg:width="6cm" svg:height="2cm" svg:x="8cm" svg:y="4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764cm" svg:height="0.747cm" svg:x="14.603cm" svg:y="4.102cm">
          <draw:text-box>
            <text:p><text:span text:style-name="T1">z</text:span></text:p>
          </draw:text-box>
        </draw:frame>
        <draw:line draw:style-name="gr1" draw:text-style-name="P1" draw:layer="layout" svg:x1="14cm" svg:y1="5cm" svg:x2="16cm" svg:y2="5cm">
          <text:p/>
        </draw:line>
        <draw:custom-shape draw:style-name="gr6" draw:text-style-name="P5" draw:layer="layout" svg:width="13.4cm" svg:height="2.2cm" svg:x="2.7cm" svg:y="3.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43cm" svg:height="1.883cm" svg:x="8.285cm" svg:y="4.0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08:34:20.177864254</meta:creation-date>
    <dc:date>2021-01-15T10:22:38.186267951</dc:date>
    <meta:editing-duration>PT55M13S</meta:editing-duration>
    <meta:editing-cycles>27</meta:editing-cycles>
    <meta:generator>LibreOffice/6.1.5.2$Linux_X86_64 LibreOffice_project/10$Build-2</meta:generator>
    <meta:document-statistic meta:object-count="9"/>
  </office:meta>
</office:document-meta>
</file>

<file path=Object 4/content.xml><?xml version="1.0" encoding="utf-8"?>
<math xmlns="http://www.w3.org/1998/Math/MathML" display="block">
  <semantics>
    <mfrac>
      <mfrac>
        <mrow>
          <msub>
            <mi mathvariant="normal">S</mi>
            <mn>4</mn>
          </msub>
          <mo stretchy="false">∗</mo>
          <msub>
            <mi mathvariant="normal">S</mi>
            <mn>2</mn>
          </msub>
          <mo stretchy="false">∗</mo>
          <msub>
            <mi mathvariant="normal">S</mi>
            <mn>5</mn>
          </msub>
        </mrow>
        <mrow>
          <mrow>
            <mo fence="true" stretchy="false">(</mo>
            <mrow>
              <mrow>
                <mn>1</mn>
                <mo stretchy="false">+</mo>
                <mrow>
                  <msub>
                    <mi mathvariant="normal">S</mi>
                    <mn>2</mn>
                  </msub>
                  <mo stretchy="false">∗</mo>
                  <msub>
                    <mi mathvariant="normal">S</mi>
                    <mn>3</mn>
                  </msub>
                </mrow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n>1</mn>
                <mo stretchy="false">+</mo>
                <mrow>
                  <msub>
                    <mi mathvariant="normal">S</mi>
                    <mn>5</mn>
                  </msub>
                  <mo stretchy="false">∗</mo>
                  <msub>
                    <mi mathvariant="normal">S</mi>
                    <mn>6</mn>
                  </msub>
                </mrow>
              </mrow>
            </mrow>
            <mo fence="true" stretchy="false">)</mo>
          </mrow>
        </mrow>
      </mfrac>
      <mrow>
        <mn>1</mn>
        <mo stretchy="false">+</mo>
        <mfrac>
          <mrow>
            <msub>
              <mi mathvariant="normal">S</mi>
              <mn>4</mn>
            </msub>
            <mo stretchy="false">∗</mo>
            <msub>
              <mi mathvariant="normal">S</mi>
              <mn>2</mn>
            </msub>
            <mo stretchy="false">∗</mo>
            <msub>
              <mi mathvariant="normal">S</mi>
              <mn>5</mn>
            </msub>
            <mo stretchy="false">∗</mo>
            <msub>
              <mi mathvariant="normal">S</mi>
              <mn>7</mn>
            </msub>
          </mrow>
          <mrow>
            <mrow>
              <mo fence="true" stretchy="false">(</mo>
              <mrow>
                <mrow>
                  <mn>1</mn>
                  <mo stretchy="false">+</mo>
                  <mrow>
                    <msub>
                      <mi mathvariant="normal">S</mi>
                      <mn>2</mn>
                    </msub>
                    <mo stretchy="false">∗</mo>
                    <msub>
                      <mi mathvariant="normal">S</mi>
                      <mn>3</mn>
                    </msub>
                  </mrow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+</mo>
                  <mrow>
                    <msub>
                      <mi mathvariant="normal">S</mi>
                      <mn>5</mn>
                    </msub>
                    <mo stretchy="false">∗</mo>
                    <msub>
                      <mi mathvariant="normal">S</mi>
                      <mn>6</mn>
                    </msub>
                  </mrow>
                </mrow>
              </mrow>
              <mo fence="true" stretchy="false">)</mo>
            </mrow>
            <mo stretchy="false">∗</mo>
            <msub>
              <mi mathvariant="normal">S</mi>
              <mn>2</mn>
            </msub>
            <mo stretchy="false">∗</mo>
            <msub>
              <mi mathvariant="normal">S</mi>
              <mn>5</mn>
            </msub>
          </mrow>
        </mfrac>
      </mrow>
    </mfrac>
    <annotation encoding="StarMath 5.0">{ {S_4 * S_2 * S_5} over {(1+S_2*S_3) * (1+S_5*S_6)}} over {1 + {S_4 * S_2 * S_5 * S_7} over {(1+S_2*S_3) * (1+S_5*S_6) * S_2 * S_5}}</annotation>
  </semantics>
</math>
</file>